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29d1" officeooo:paragraph-rsid="000629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BEGIN RSA PRIVATE KEY-----</text:p>
      <text:p text:style-name="P1">MIIEvQIBADANBgkqhkiG9w0BAQEFAASCBKcwggSjAgEAAoIBAQDMvbB+wIJAPaeR</text:p>
      <text:p text:style-name="P1">P2uuFhDE2tOguMl9JpFhU2bC6vwknkapWtL4qUw6az4DhMO049Sd6Zu7Gq4ItUKA</text:p>
      <text:p text:style-name="P1">hLbVh6tOrxatyCk1A69zgNE7TB7eolkaRsxgHIrhCGQdPwydbz7/UQydV9fozQw1</text:p>
      <text:p text:style-name="P1">pThqWaNUjynH6dJzm1BlpKV5jmRqMuWLqdpjky0xP4uYJDzL+uDeq1YJJgLUrtqO</text:p>
      <text:p text:style-name="P1">OAJVG+JMMiNPXSabDANWebFPD1Ba+HfV7caOOcsjdZdUZ14MrZm6C/gvdHl4lcG1</text:p>
      <text:p text:style-name="P1">84WgS9P8/BYmfdP29C1sdK7pmvxqePXGGhmM1KzJToxCeOmU1RaYXiOxlSedCxZU</text:p>
      <text:p text:style-name="P1">N1YADPdPAgMBAAECggEACqmSSHeUEO5lDJ5l6DID+4x92u/kplzc01m5j0sXiHyp</text:p>
      <text:p text:style-name="P1">p2YweHywmJY/K4W9f20iBHtG/e58w71U0kaXEvW2ySk7IB+9baJcf8JkoxbqwKNp</text:p>
      <text:p text:style-name="P1">yoGHYTX7UY7TT+aZrJU/jaJV6tfJSblr+ls5Xeh/JgcyoNOffx/GhxSU/YiZ2CHo</text:p>
      <text:p text:style-name="P1">jwjFB6YfzIMsbw4bEVhFaGu7L3I8fIuqPaoKFOWP+yNbWfW4fCiqQXy7RNOzvwJk</text:p>
      <text:p text:style-name="P1">PPcDn4VFzgeOyEaAb7kA/EMNLkIgpcyz8ISpA397FXEIoWcB7LirV+lF2fgDI9CO</text:p>
      <text:p text:style-name="P1">D3REQ4C1QIADTtG2O8WMNMUKnPM7ntruXGRiECZbuQKBgQDuSPvoN7hq3Q4nDZ+H</text:p>
      <text:p text:style-name="P1">UKipa9+d2l+Wp4aTV3NnzPOmWSa3rm86lgzi7JEzj0H0zCuGJYBY+6RMrhMvm9EG</text:p>
      <text:p text:style-name="P1">3vLyNlYqgtFkUj57tbngY+CgHpOXAJBgBMxQaTHlla3snEwQwM2kLcRO4TvAeN0N</text:p>
      <text:p text:style-name="P1">qOPovS/qBbytpSCWbLa0Av5f2wKBgQDb9kwhsc5Za79PhZo6D5XRFia7nqeGS5lU</text:p>
      <text:p text:style-name="P1">imFQIR+xSIcSHwLkALW9BH/MnXN0tPgOA+RFQOinFv98D3/cJlhqqeLZgJWp0ds7</text:p>
      <text:p text:style-name="P1">G7U3tqTDvRibxKuSa1KwCjC6O7V5IO5sQhrmWYP4tL+gmI10JnbYBiQlRRjda+k1</text:p>
      <text:p text:style-name="P1">UqHTrarqnQKBgQCUuOjBH0XzLNVQeqg/BJDAbZu8IjfXB+huvf5BoyHPiYUoz66M</text:p>
      <text:p text:style-name="P1">mmqgl5Zo39kCuQvRRka9QxJg6aT/6fikmTJ5CoDtN4kJXGuzOtEwxCXGyk7DyI5T</text:p>
      <text:p text:style-name="P1">36rF5WJHMQzEySiQrEWtWwNTWDC7CLSveeIFuU7WeY4xswaL3H6MC/JIUQKBgE3k</text:p>
      <text:p text:style-name="P1">ooEsHg68gTr/7OWyrzMjzQOT429DRkER3/QoRrjZHjvkj3l+Zt1QwpELEN+7Vjxg</text:p>
      <text:p text:style-name="P1">VG3R1pGVK1QbiQPE8HqVPqgXSOiiUChWX44jN6W5SQWgV8G6D8YXVbodet4yMzxT</text:p>
      <text:p text:style-name="P1">DIOWH43rNBEC9NS06lEFm7c3CN8gX61qXbRAQ85hAoGALWDP+64p+IsZwRsgGR8R</text:p>
      <text:p text:style-name="P1">dICj2AnWgwc03yfF4TuxnQTjTrCm5zwmqSNAe9YxnQHS15fMGSXVxRPSvuyTxEr4</text:p>
      <text:p text:style-name="P1">WsC90xGSiTpVSFehbor+ph/Wk1LniOcQJEtyJoxt1YGWMsUhJ9u08oXWA3paB66s</text:p>
      <text:p text:style-name="P1">943SPbeIxHWCrSsPaqoGj3o=</text:p>
      <text:p text:style-name="P1">-----END RSA PRIVATE KEY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7:34:46.757961380</dc:date>
    <meta:editing-duration>PT4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36" meta:character-count="1684" meta:non-whitespace-character-count="1678"/>
  </office:meta>
</office:document-meta>
</file>